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d4bcc9" officeooo:paragraph-rsid="00d4bcc9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1eed6b" officeooo:paragraph-rsid="00db4120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1eed6b" officeooo:paragraph-rsid="00de9e98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5" style:family="paragraph" style:parent-style-name="Standard">
      <style:text-properties style:use-window-font-color="true" style:font-name="Arial1" fo:font-size="10pt" fo:font-style="normal" fo:font-weight="normal" officeooo:rsid="00bf2c1a" officeooo:paragraph-rsid="00be590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cf2542" officeooo:paragraph-rsid="00cf2542" fo:background-color="transparent" style:font-size-asian="10pt" style:font-style-asian="normal" style:font-weight-asian="normal" style:font-size-complex="10pt" style:font-weight-complex="normal" style:text-emphasize="none"/>
    </style:style>
    <style:style style:name="P7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16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17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18" style:family="paragraph" style:parent-style-name="Standard">
      <style:text-properties style:font-name="Arial1" fo:font-size="10pt" officeooo:rsid="00087c3c" officeooo:paragraph-rsid="00c09194" style:font-size-asian="10pt" style:font-size-complex="10pt"/>
    </style:style>
    <style:style style:name="P19" style:family="paragraph" style:parent-style-name="Standard">
      <style:text-properties style:font-name="Arial1" fo:font-size="10pt" officeooo:rsid="00087c3c" officeooo:paragraph-rsid="00c4acaf" style:font-size-asian="10pt" style:font-size-complex="10pt"/>
    </style:style>
    <style:style style:name="P20" style:family="paragraph" style:parent-style-name="Standard">
      <style:text-properties style:font-name="Arial1" fo:font-size="10pt" officeooo:rsid="00b446f0" officeooo:paragraph-rsid="00d8dc37" style:font-size-asian="10pt" style:font-size-complex="10pt"/>
    </style:style>
    <style:style style:name="P21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2" fo:font-size="10pt" fo:font-weight="normal" officeooo:rsid="00c06615" officeooo:paragraph-rsid="00c06615" style:font-size-asian="10pt" style:font-weight-asian="normal" style:font-size-complex="10pt" style:font-weight-complex="normal"/>
    </style:style>
    <style:style style:name="P23" style:family="paragraph" style:parent-style-name="Standard">
      <style:text-properties officeooo:paragraph-rsid="00087c3c"/>
    </style:style>
    <style:style style:name="P24" style:family="paragraph" style:parent-style-name="Standard">
      <style:text-properties officeooo:paragraph-rsid="00c09194"/>
    </style:style>
    <style:style style:name="P25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d72179" fo:background-color="transparent" style:font-size-asian="10pt" style:font-style-asian="normal" style:font-weight-asian="normal" style:font-size-complex="10pt" style:text-emphasize="none"/>
    </style:style>
    <style:style style:name="P2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8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d72179" officeooo:paragraph-rsid="00d72179" fo:background-color="transparent" style:font-size-asian="10pt" style:font-size-complex="10pt"/>
    </style:style>
    <style:style style:name="P3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use-window-font-color="true" style:font-name="Arial1" fo:font-size="10pt" fo:font-weight="normal" officeooo:rsid="00d4bcc9" officeooo:paragraph-rsid="00d4bcc9" fo:background-color="transparent" style:font-size-asian="10pt" style:font-weight-asian="normal" style:font-size-complex="10pt" style:font-weight-complex="normal"/>
    </style:style>
    <style:style style:name="P36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7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8c10c5" officeooo:paragraph-rsid="00dfad5f" style:font-size-asian="10pt" style:font-size-complex="10pt"/>
    </style:style>
    <style:style style:name="P40" style:family="paragraph">
      <loext:graphic-properties draw:fill="solid" draw:fill-color="#ffffff" draw:opacity="100%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ee9b2" fo:background-color="transparent" loext:char-shading-value="0"/>
    </style:style>
    <style:style style:name="T3" style:family="text">
      <style:text-properties officeooo:rsid="00b3abd3" fo:background-color="transparent" loext:char-shading-value="0"/>
    </style:style>
    <style:style style:name="T4" style:family="text">
      <style:text-properties officeooo:rsid="00b7d9a9" fo:background-color="transparent" loext:char-shading-value="0"/>
    </style:style>
    <style:style style:name="T5" style:family="text">
      <style:text-properties officeooo:rsid="008c10c5" fo:background-color="transparent" loext:char-shading-value="0"/>
    </style:style>
    <style:style style:name="T6" style:family="text">
      <style:text-properties officeooo:rsid="00bf2c1a" fo:background-color="transparent" loext:char-shading-value="0"/>
    </style:style>
    <style:style style:name="T7" style:family="text">
      <style:text-properties officeooo:rsid="00d93673" fo:background-color="transparent" loext:char-shading-value="0"/>
    </style:style>
    <style:style style:name="T8" style:family="text">
      <style:text-properties officeooo:rsid="00da6667"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7ca86" style:font-weight-asian="normal" style:font-weight-complex="normal"/>
    </style:style>
    <style:style style:name="T11" style:family="text">
      <style:text-properties fo:font-weight="normal" officeooo:rsid="004715f6" style:font-weight-asian="normal" style:font-weight-complex="normal"/>
    </style:style>
    <style:style style:name="T12" style:family="text">
      <style:text-properties fo:font-weight="normal" officeooo:rsid="00bbe459" style:font-weight-asian="normal" style:font-weight-complex="normal"/>
    </style:style>
    <style:style style:name="T13" style:family="text">
      <style:text-properties fo:font-weight="normal" officeooo:rsid="00be5900" style:font-weight-asian="normal" style:font-weight-complex="normal"/>
    </style:style>
    <style:style style:name="T14" style:family="text">
      <style:text-properties fo:font-weight="normal" officeooo:rsid="00c4acaf" style:font-weight-asian="normal" style:font-weight-complex="normal"/>
    </style:style>
    <style:style style:name="T15" style:family="text">
      <style:text-properties fo:font-weight="normal" officeooo:rsid="00d72179" style:font-weight-asian="normal" style:font-weight-complex="normal"/>
    </style:style>
    <style:style style:name="T16" style:family="text">
      <style:text-properties fo:font-weight="normal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bf2c1a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d28b4b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d3fba1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da6667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db43bf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dd23b6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dffd83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e16f99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dfad5f" fo:background-color="transparent" loext:char-shading-value="0" style:font-weight-asian="normal" style:font-weight-complex="normal"/>
    </style:style>
    <style:style style:name="T2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7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8" style:family="text">
      <style:text-properties style:use-window-font-color="true" fo:font-weight="normal" officeooo:rsid="00cf2542" fo:background-color="transparent" loext:char-shading-value="0" style:font-weight-asian="normal" style:font-weight-complex="normal"/>
    </style:style>
    <style:style style:name="T29" style:family="text">
      <style:text-properties style:use-window-font-color="true" style:font-name="Arial1" fo:font-size="10pt" fo:font-weight="normal" officeooo:rsid="00bf2c1a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style:use-window-font-color="true" style:font-name="Arial1" fo:font-size="10pt" fo:font-weight="normal" officeooo:rsid="00d8dc37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d72179" fo:background-color="transparent" loext:char-shading-value="0" style:font-style-asian="normal" style:font-weight-asian="normal" style:font-weight-complex="normal" style:text-emphasize="none"/>
    </style:style>
    <style:style style:name="T32" style:family="text">
      <style:text-properties style:font-name="Arial2"/>
    </style:style>
    <style:style style:name="T33" style:family="text">
      <style:text-properties style:font-name="Arial2" fo:font-size="10pt" officeooo:rsid="00baa73a" style:font-size-asian="10pt" style:font-size-complex="10pt"/>
    </style:style>
    <style:style style:name="T34" style:family="text">
      <style:text-properties style:font-name="Arial2" fo:font-size="10pt" officeooo:rsid="00bbe459" style:font-size-asian="10pt" style:font-size-complex="10pt"/>
    </style:style>
    <style:style style:name="T35" style:family="text">
      <style:text-properties style:font-name="Arial2" officeooo:rsid="00baa73a"/>
    </style:style>
    <style:style style:name="T36" style:family="text">
      <style:text-properties officeooo:rsid="0084e411"/>
    </style:style>
    <style:style style:name="T37" style:family="text">
      <style:text-properties officeooo:rsid="000c6bcc"/>
    </style:style>
    <style:style style:name="T38" style:family="text">
      <style:text-properties officeooo:rsid="0007ca86"/>
    </style:style>
    <style:style style:name="T39" style:family="text">
      <style:text-properties officeooo:rsid="000d80b4"/>
    </style:style>
    <style:style style:name="T40" style:family="text">
      <style:text-properties style:font-name="Arial1" fo:font-size="10pt" officeooo:rsid="00087c3c" style:font-size-asian="10pt" style:font-size-complex="10pt"/>
    </style:style>
    <style:style style:name="T41" style:family="text">
      <style:text-properties style:font-name="Arial1" fo:font-size="10pt" officeooo:rsid="00baa73a" style:font-size-asian="10pt" style:font-size-complex="10pt"/>
    </style:style>
    <style:style style:name="T42" style:family="text">
      <style:text-properties style:font-name="Arial1" fo:font-size="10pt" officeooo:rsid="00bbe459" style:font-size-asian="10pt" style:font-size-complex="10pt"/>
    </style:style>
    <style:style style:name="T43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44" style:family="text">
      <style:text-properties style:font-name="Arial1" fo:font-size="10pt" fo:font-weight="normal" officeooo:rsid="00a19262" style:font-size-asian="10pt" style:font-weight-asian="normal" style:font-size-complex="10pt" style:font-weight-complex="normal"/>
    </style:style>
    <style:style style:name="T45" style:family="text">
      <style:text-properties style:font-name="Arial1" fo:font-size="10pt" fo:font-weight="normal" officeooo:rsid="00bbe459" style:font-size-asian="10pt" style:font-weight-asian="normal" style:font-size-complex="10pt" style:font-weight-complex="normal"/>
    </style:style>
    <style:style style:name="T46" style:family="text">
      <style:text-properties style:font-name="Arial1" fo:font-size="10pt" fo:font-weight="normal" officeooo:rsid="00c09194" style:font-size-asian="10pt" style:font-weight-asian="normal" style:font-size-complex="10pt" style:font-weight-complex="normal"/>
    </style:style>
    <style:style style:name="T47" style:family="text">
      <style:text-properties style:font-name="Arial1" fo:font-size="10pt" fo:font-weight="normal" officeooo:rsid="00c4acaf" style:font-size-asian="10pt" style:font-weight-asian="normal" style:font-size-complex="10pt" style:font-weight-complex="normal"/>
    </style:style>
    <style:style style:name="T48" style:family="text">
      <style:text-properties style:font-name="Arial1" fo:font-size="10pt" fo:font-weight="normal" officeooo:rsid="00d72179" style:font-size-asian="10pt" style:font-weight-asian="normal" style:font-size-complex="10pt" style:font-weight-complex="normal"/>
    </style:style>
    <style:style style:name="T49" style:family="text">
      <style:text-properties style:font-name="Arial1" officeooo:rsid="00a19262" style:font-weight-complex="normal"/>
    </style:style>
    <style:style style:name="T50" style:family="text">
      <style:text-properties style:font-name="Arial1" officeooo:rsid="00d72179" style:font-weight-complex="normal"/>
    </style:style>
    <style:style style:name="T51" style:family="text">
      <style:text-properties officeooo:rsid="009e054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baa73a"/>
    </style:style>
    <style:style style:name="T54" style:family="text">
      <style:text-properties officeooo:rsid="008c10c5"/>
    </style:style>
    <style:style style:name="T55" style:family="text">
      <style:text-properties officeooo:rsid="00d11112"/>
    </style:style>
    <style:style style:name="T56" style:family="text">
      <style:text-properties officeooo:rsid="00d2b3e4"/>
    </style:style>
    <style:style style:name="T57" style:family="text">
      <style:text-properties officeooo:rsid="00d72179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fo:font-weight="normal" officeooo:rsid="00d72179" fo:background-color="transparent" loext:char-shading-value="0" style:font-style-asian="normal" style:font-weight-asian="normal" style:font-weight-complex="normal" style:text-emphasize="non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opacity="100%" draw:textarea-horizontal-align="justify" draw:textarea-vertical-align="middle" draw:auto-grow-height="false" fo:min-height="7.99cm" fo:min-width="15.505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T P<text:span text:style-name="T51">acman</text:span></text:p>
      <text:p text:style-name="P9"/>
      <text:p text:style-name="P9"/>
      <text:p text:style-name="P9"><draw:frame draw:style-name="fr1" draw:name="Cadre7" text:anchor-type="paragraph" svg:x="0.034cm" svg:y="0.233cm" svg:width="17.082cm" draw:z-index="1"><draw:text-box fo:min-height="0.79cm"><text:p text:style-name="P12">FICHE DE SPÉCIFICATION DE L’US N° : <text:span text:style-name="T55">139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4">Historique des modifications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9">version</text:p>
          </table:table-cell>
          <table:table-cell table:style-name="Tableau2.B2" office:value-type="string">
            <text:p text:style-name="P29">Date</text:p>
          </table:table-cell>
          <table:table-cell table:style-name="Tableau2.C2" office:value-type="string">
            <text:p text:style-name="P29">Auteur de la modification</text:p>
          </table:table-cell>
          <table:table-cell table:style-name="Tableau2.D2" office:value-type="string">
            <text:p text:style-name="P29">statut<text:note text:id="ftn1" text:note-class="footnote"><text:note-citation>1</text:note-citation><text:note-body><text:p text:style-name="P36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9">00</text:p>
          </table:table-cell>
          <table:table-cell table:style-name="Tableau2.B3" office:value-type="string">
            <text:p text:style-name="P30"><text:span text:style-name="T57">07</text:span>/0<text:span text:style-name="T57">3/</text:span>201<text:span text:style-name="T56">9</text:span></text:p>
          </table:table-cell>
          <table:table-cell table:style-name="Tableau2.C3" office:value-type="string">
            <text:p text:style-name="P30">GC</text:p>
          </table:table-cell>
          <table:table-cell table:style-name="Tableau2.D3" office:value-type="string">
            <text:p text:style-name="P31"/>
          </table:table-cell>
        </table:table-row>
        <table:table-row>
          <table:table-cell table:style-name="Tableau2.A2" office:value-type="string">
            <text:p text:style-name="P29"/>
          </table:table-cell>
          <table:table-cell table:style-name="Tableau2.B4" office:value-type="string">
            <text:p text:style-name="P1"/>
          </table:table-cell>
          <table:table-cell table:style-name="Tableau2.C4" office:value-type="string">
            <text:p text:style-name="P35"/>
          </table:table-cell>
          <table:table-cell table:style-name="Tableau2.D4" office:value-type="string">
            <text:p text:style-name="P1"/>
          </table:table-cell>
        </table:table-row>
      </table:table>
      <text:p text:style-name="P15"><draw:frame draw:style-name="fr1" draw:name="Cadre2" text:anchor-type="paragraph" svg:x="0.018cm" svg:y="0.37cm" svg:width="17.03cm" draw:z-index="0"><draw:text-box fo:min-height="0.79cm"><text:p text:style-name="P23"><text:span text:style-name="T40">FONCTIONNALIT</text:span><text:span text:style-name="T43">É : </text:span><text:span text:style-name="T44">Choisir </text:span><text:span text:style-name="T48">le paramétrage d’une nouvelle copie dans mon espace de travail</text:span></text:p></draw:text-box></draw:frame><draw:frame draw:style-name="fr1" draw:name="Cadre8" text:anchor-type="paragraph" svg:x="0.034cm" svg:y="2.048cm" svg:width="17.014cm" draw:z-index="2"><draw:text-box fo:min-height="0.79cm"><text:p text:style-name="P16"><text:span text:style-name="T39">PROFIL</text:span> D'UTILISAT<text:span text:style-name="T39">EURS</text:span> CONCERN<text:span text:style-name="T10">É : </text:span><text:span text:style-name="T15">Produc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7"/>
            <text:p text:style-name="P33">Description</text:p>
            <text:p text:style-name="P27"/>
          </table:table-cell>
          <table:covered-table-cell/>
        </table:table-row>
        <table:table-row>
          <table:table-cell table:style-name="Tableau1.A2" office:value-type="string">
            <text:p text:style-name="P28">En tant que</text:p>
          </table:table-cell>
          <table:table-cell table:style-name="Tableau1.B4" office:value-type="string">
            <text:p text:style-name="P32">producteur</text:p>
          </table:table-cell>
        </table:table-row>
        <table:table-row>
          <table:table-cell table:style-name="Tableau1.A2" office:value-type="string">
            <text:p text:style-name="P28">Je veux</text:p>
          </table:table-cell>
          <table:table-cell table:style-name="Tableau1.B4" office:value-type="string">
            <text:p text:style-name="P25"><text:span text:style-name="T50">c</text:span><text:span text:style-name="T49">hoisir </text:span><text:span text:style-name="T50">le paramétrage d’une nouvelle copie dans mon espace de travail</text:span></text:p>
          </table:table-cell>
        </table:table-row>
        <table:table-row>
          <table:table-cell table:style-name="Tableau1.A2" office:value-type="string">
            <text:p text:style-name="P28">Afin de/<text:span text:style-name="T36">que</text:span></text:p>
          </table:table-cell>
          <table:table-cell table:style-name="Tableau1.B4" office:value-type="string">
            <text:p text:style-name="P6"><text:span text:style-name="T57">p</text:span>ouvoir paramétrer la sélection des domaines/modalités à copier</text:p>
          </table:table-cell>
        </table:table-row>
      </table:table>
      <text:p text:style-name="P14"><draw:frame draw:style-name="fr1" draw:name="Cadre11" text:anchor-type="paragraph" svg:x="-0.035cm" svg:y="0.446cm" svg:width="17.03cm" draw:z-index="11"><draw:text-box fo:min-height="0.79cm"><text:p text:style-name="P24"><text:span text:style-name="T33">É</text:span><text:span text:style-name="T41">CRAN </text:span><text:span text:style-name="T42">DE D</text:span><text:span text:style-name="T33">É</text:span><text:span text:style-name="T34">PART</text:span><text:span text:style-name="T43"> : </text:span><text:span text:style-name="T45"><text:s/></text:span><text:span text:style-name="T47">Bandeau gauche</text:span></text:p></draw:text-box></draw:frame><draw:frame draw:style-name="fr1" draw:name="Cadre1" text:anchor-type="paragraph" svg:x="-0.009cm" svg:y="1.515cm" svg:width="17.03cm" draw:z-index="9"><draw:text-box fo:min-height="0.79cm"><text:p text:style-name="P24"><text:span text:style-name="T33">É</text:span><text:span text:style-name="T41">CRAN </text:span><text:span text:style-name="T42">DE D’ARRIV</text:span><text:span text:style-name="T33">É</text:span><text:span text:style-name="T34">E</text:span><text:span text:style-name="T43"> : <text:s/></text:span><text:span text:style-name="T46">S</text:span><text:span text:style-name="T29">élection de </text:span><text:span text:style-name="T30">l’espace de travail de départ</text:span></text:p></draw:text-box></draw:frame><draw:frame draw:style-name="fr1" draw:name="Cadre10" text:anchor-type="paragraph" svg:x="-0.009cm" svg:y="2.688cm" svg:width="17.014cm" draw:z-index="10"><draw:text-box fo:min-height="0.79cm"><text:p text:style-name="P18"><text:span text:style-name="T53">ZONE DE L’ </text:span><text:span text:style-name="T35">É</text:span><text:span text:style-name="T53">CRAN DE D</text:span><text:span text:style-name="T10">É</text:span><text:span text:style-name="T12">PART</text:span><text:span text:style-name="T10"> : </text:span><text:span text:style-name="T14">Haut du bandeau gauche</text:span></text:p></draw:text-box></draw:frame><draw:frame draw:style-name="fr1" draw:name="Cadre12" text:anchor-type="paragraph" svg:x="0.018cm" svg:y="3.776cm" svg:width="17.014cm" draw:z-index="12"><draw:text-box fo:min-height="0.79cm"><text:p text:style-name="P19"><text:span text:style-name="T53">ZONE DE L’ </text:span><text:span text:style-name="T35">É</text:span><text:span text:style-name="T53">CRAN D’ARRIV</text:span><text:span text:style-name="T10">É</text:span><text:span text:style-name="T12">E</text:span><text:span text:style-name="T10"> : </text:span><text:span text:style-name="T14">Haut de </text:span><text:span text:style-name="T13">l’écran</text:span></text:p></draw:text-box></draw:frame></text:p>
      <text:p text:style-name="P14"/>
      <text:p text:style-name="P13"/>
      <text:p text:style-name="P8"><draw:frame draw:style-name="fr2" draw:name="Cadre4" text:anchor-type="paragraph" svg:x="0.236cm" svg:y="1.187cm" svg:width="16.923cm" draw:z-index="3"><draw:text-box fo:min-height="4.819cm"><text:p text:style-name="P16"><text:span text:style-name="T9">Pré-requis à la mise en œuvre de la fonctionnalité</text:span><text:span text:style-name="T10"> : </text:span></text:p><text:p text:style-name="P20"><text:span text:style-name="T26">Avoir choisi </text:span><text:span text:style-name="T31">le paramétrage d’une nouvelle copie dans mon espace de travail</text:span><text:span text:style-name="T28"> </text:span><text:span text:style-name="T26">dans le menu du bandeau gauche.</text:span></text:p><text:p text:style-name="P5"/></draw:text-box></draw:frame><draw:frame draw:style-name="fr2" draw:name="Cadre3" text:anchor-type="paragraph" svg:x="0.131cm" svg:y="6.913cm" svg:width="16.953cm" draw:z-index="6"><draw:text-box fo:min-height="2.738cm"><text:p text:style-name="P10">Liste des r<text:span text:style-name="T37">è</text:span>gles de gestion à appliquer pour cette fonctionnalité<text:span text:style-name="T38"> : </text:span></text:p><text:p text:style-name="P4"/></draw:text-box></draw:frame>SPÉCIFICATIONS DÉTAILLÉES</text:p>
      <text:p text:style-name="P13"><draw:frame draw:style-name="fr2" draw:name="Cadre5" text:anchor-type="paragraph" svg:x="0.03cm" svg:y="0.37cm" svg:width="16.974cm" draw:z-index="5"><draw:text-box fo:min-height="14.97cm"><text:p text:style-name="P17"><text:span text:style-name="T52">Description de la fonctionnalité : </text:span><text:span text:style-name="T11">cf. exemple d'écran en annexe de la fiche</text:span></text:p><text:p text:style-name="P39"><text:span text:style-name="T2">A</text:span><text:span text:style-name="T1">près avoir </text:span><text:span text:style-name="T3">cliqu</text:span><text:span text:style-name="T4">é</text:span><text:span text:style-name="T3"> sur le </text:span><text:span text:style-name="T4">menu </text:span><text:span text:style-name="T3">« </text:span><text:span text:style-name="T7">N</text:span><text:span text:style-name="T58">ouvelle copie dans mon espace de travail</text:span><text:span text:style-name="T3"> » </text:span><text:span text:style-name="T4">dans le bandeau gauche de l’écran</text:span><text:span text:style-name="T16">, l’écran « </text:span><text:span text:style-name="T20">Copie dans mon espace de travail</text:span><text:span text:style-name="T17"> » </text:span><text:span text:style-name="T19">s’</text:span><text:span text:style-name="T17">affiche. </text:span><text:span text:style-name="T19">Il propose l</text:span><text:span text:style-name="T18">e bouton « Choisir l’espace </text:span><text:span text:style-name="T20">de départ</text:span><text:span text:style-name="T18"> » </text:span><text:span text:style-name="T19">qui permet d’afficher </text:span><text:span text:style-name="T18">un menu déroulant </text:span><text:span text:style-name="T19">afin </text:span><text:span text:style-name="T18">de choisir l‘espace </text:span><text:span text:style-name="T20">à partir duquel copier</text:span><text:span text:style-name="T18"> les données </text:span><text:span text:style-name="T21">(les espaces de travail </text:span><text:span text:style-name="T22">y compris</text:span><text:span text:style-name="T21"> celui de l’utilisateur et l’espace de synthèse)</text:span><text:span text:style-name="T18">. </text:span><text:span text:style-name="T23"><text:s/></text:span><text:span text:style-name="T24">Dans le cas de l’administrateur, l’espace de travail d’</text:span><text:span text:style-name="T25">arrivée</text:span><text:span text:style-name="T24"> doit être sélectionné au préalable avec un bouton prévu à cet effet.</text:span></text:p></draw:text-box></draw:frame><draw:frame draw:style-name="fr2" draw:name="Cadre6" text:anchor-type="paragraph" svg:x="0.014cm" svg:y="15.935cm" svg:width="16.974cm" draw:z-index="4"><draw:text-box fo:min-height="0.669cm"><text:p text:style-name="P10">Résultat attendu de la fonctionnalité<text:span text:style-name="T38"> : </text:span></text:p><text:p text:style-name="P2"><text:span text:style-name="T6">L</text:span><text:span text:style-name="T5">’écran « </text:span><text:span text:style-name="T8">Copie dans mon espace de travail</text:span><text:span text:style-name="T6">  »</text:span><text:span text:style-name="T54"> est affiché avec le bouton pour choisir l’espace de départ concerné par la copie.</text:span></text:p></draw:text-box></draw:frame><text:soft-page-break/></text:p>
      <text:p text:style-name="P13"><draw:frame draw:style-name="fr3" draw:name="Cadre9" text:anchor-type="paragraph" svg:x="0.093cm" svg:y="0.415cm" svg:width="16.974cm" draw:z-index="7"><draw:text-box fo:min-height="0.669cm"><text:p text:style-name="P11"><text:span text:style-name="T38">C</text:span><text:span text:style-name="T1">ritère d’acceptation – Jeux de test </text:span><text:span text:style-name="T26">(</text:span><text:span text:style-name="T27">y c.</text:span><text:span text:style-name="T26"> d</text:span><text:span text:style-name="T27">é</text:span><text:span text:style-name="T26">finition de prêt)</text:span></text:p><text:p text:style-name="P3"><text:span text:style-name="T6">L</text:span><text:span text:style-name="T5">’écran « </text:span><text:span text:style-name="T8">Copie dans mon espace de travail</text:span><text:span text:style-name="T6">  »</text:span><text:span text:style-name="T5"> est affiché avec le bouton pour choisir l’espace de départ concerné par la copie.</text:span></text:p></draw:text-box></draw:frame></text:p>
      <text:p text:style-name="P13"/>
      <text:p text:style-name="P37"><draw:custom-shape text:anchor-type="paragraph" draw:z-index="8" draw:name="Forme8" draw:style-name="gr1" draw:text-style-name="P40" svg:width="15.505cm" svg:height="7.991cm" svg:x="7.585cm" svg:y="4.882cm"><text:p/><draw:enhanced-geometry svg:viewBox="0 0 21600 21600" draw:type="rectangle" draw:enhanced-path="M 0 0 L 21600 0 21600 21600 0 21600 0 0 Z N"/></draw:custom-shape></text:p>
      <text:p text:style-name="P38">ANNEXE DE PR<text:span text:style-name="T32">É</text:span>SENTATION DES DONN<text:span text:style-name="T32">ÉES DE TEST</text:span></text:p>
      <text:p text:style-name="P21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09:45.978000000</dc:date>
    <meta:editing-duration>P2DT17M2S</meta:editing-duration>
    <meta:editing-cycles>178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5" meta:word-count="331" meta:character-count="1965" meta:non-whitespace-character-count="1660"/>
  </office:meta>
</office:document-meta>
</file>